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E0000010BA02C5D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2" text:anchor-type="paragraph" svg:x="0.6984in" svg:y="0.0728in" svg:width="2.5866in" svg:height="1.8866in" draw:z-index="0"><draw:image xlink:href="Pictures/100002010000016E0000010BA02C5D1B.png" xlink:type="simple" xlink:show="embed" xlink:actuate="onLoad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" text:anchor-type="paragraph" svg:x="0.6984in" svg:y="0.0728in" svg:width="2.5866in" svg:height="1.8866in" draw:z-index="1"><draw:image xlink:href="Pictures/100002010000016E0000010BA02C5D1B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6984in" svg:y="0.0728in" svg:width="2.5866in" svg:height="1.8866in" draw:z-index="2"><draw:image xlink:href="Pictures/100002010000016E0000010BA02C5D1B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6984in" svg:y="0.0728in" svg:width="2.5866in" svg:height="1.8866in" draw:z-index="3"><draw:image xlink:href="Pictures/100002010000016E0000010BA02C5D1B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6984in" svg:y="0.0728in" svg:width="2.5866in" svg:height="1.8866in" draw:z-index="4"><draw:image xlink:href="Pictures/100002010000016E0000010BA02C5D1B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6984in" svg:y="0.0728in" svg:width="2.5866in" svg:height="1.8866in" draw:z-index="5"><draw:image xlink:href="Pictures/100002010000016E0000010BA02C5D1B.png" xlink:type="simple" xlink:show="embed" xlink:actuate="onLoad"/></draw:frame> <text:s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0.6984in" svg:y="0.0728in" svg:width="2.5866in" svg:height="1.8866in" draw:z-index="6"><draw:image xlink:href="Pictures/100002010000016E0000010BA02C5D1B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paragraph" svg:x="0.6984in" svg:y="0.0728in" svg:width="2.5866in" svg:height="1.8866in" draw:z-index="7"><draw:image xlink:href="Pictures/100002010000016E0000010BA02C5D1B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0" text:anchor-type="paragraph" svg:x="0.6984in" svg:y="0.0728in" svg:width="2.5866in" svg:height="1.8866in" draw:z-index="8"><draw:image xlink:href="Pictures/100002010000016E0000010BA02C5D1B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7"><draw:frame draw:style-name="fr1" draw:name="Image9" text:anchor-type="paragraph" svg:x="0.6984in" svg:y="0.0728in" svg:width="2.5866in" svg:height="1.8866in" draw:z-index="9"><draw:image xlink:href="Pictures/100002010000016E0000010BA02C5D1B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7-07-22T12:15:35.499000000</meta:print-date>
    <dc:date>2017-08-19T14:45:15.492000000</dc:date>
    <meta:editing-cycles>37</meta:editing-cycles>
    <dc:subject>Avery Dennison Template</dc:subject>
    <dc:title>Avery Dennison Template</dc:title>
    <meta:editing-duration>P3DT17H51M14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